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56cm"/>
    </style:style>
    <style:style style:name="co2" style:family="table-column">
      <style:table-column-properties fo:break-before="auto" style:column-width="14.515cm"/>
    </style:style>
    <style:style style:name="co3" style:family="table-column">
      <style:table-column-properties fo:break-before="auto" style:column-width="14.677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text-line-through-style="solid" style:text-line-through-type="single"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CURSOS DA ALURA QUE EU QUERO FAZER 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9-12" calcext:value-type="date">
            <text:p>12/09/2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table:style-name="ce4" office:value-type="string" calcext:value-type="string">
            <text:p>DATA SCIENCE</text:p>
          </table:table-cell>
          <table:table-cell table:style-name="ce4" office:value-type="string" calcext:value-type="string">
            <text:p>MODELAGEM DE DADOS</text:p>
          </table:table-cell>
          <table:table-cell table:style-name="ce4" office:value-type="string" calcext:value-type="string">
            <text:p>MACHINE LEARNING</text:p>
          </table:table-cell>
          <table:table-cell table:style-name="ce4" office:value-type="string" calcext:value-type="string">
            <text:p>PYTHON PARA DATA SCIENCE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1">
          <table:table-cell table:style-name="ce5" office:value-type="string" calcext:value-type="string">
            <text:p>1 – COMEÇANDO COM DATA SCIENCE</text:p>
          </table:table-cell>
          <table:table-cell table:style-name="ce5" office:value-type="string" calcext:value-type="string">
            <text:p>1 – DIAGRAMA DE ER E MODELO RELACIONAL</text:p>
          </table:table-cell>
          <table:table-cell table:style-name="ce5" office:value-type="string" calcext:value-type="string">
            <text:p>1 – PRIMEIROS PASSO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>
            <text:p>Data Science: Primeiros passos</text:p>
          </table:table-cell>
          <table:table-cell office:value-type="string" calcext:value-type="string">
            <text:p>Modelagem de banco de dados relacional: Entidades, relacionamentos e atributos</text:p>
          </table:table-cell>
          <table:table-cell office:value-type="string" calcext:value-type="string">
            <text:p>Machine Learning: Introdução a classificação com SKLearn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Python Pandas: tratando e analisando dados</text:p>
          </table:table-cell>
          <table:table-cell office:value-type="string" calcext:value-type="string">
            <text:p>Modelagem de banco de dados relacional: Modelo e Álgebra Relacional</text:p>
          </table:table-cell>
          <table:table-cell office:value-type="string" calcext:value-type="string">
            <text:p>Machine Learning: Introdução a algoritmos não supervisionados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Estatística com Python pt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statística com Python pt 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2 – MODELOS DE DATA SCIENCE</text:p>
          </table:table-cell>
          <table:table-cell table:style-name="ce5" office:value-type="string" calcext:value-type="string">
            <text:p>2 – TRANSFORMAÇÃO DIAGRAMA DE ER PARA RELACIONAL</text:p>
          </table:table-cell>
          <table:table-cell office:value-type="string" calcext:value-type="string">
            <text:p>2 – CLASSIFICAÇÃO E PROCESSAMENTO NATURAL DA LINGUAGEM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gressão linear: testando relações e prevendo resultados</text:p>
          </table:table-cell>
          <table:table-cell office:value-type="string" calcext:value-type="string">
            <text:p>Modelagem de banco de dados relacional: Diagrama ER e Modelo Relacional</text:p>
          </table:table-cell>
          <table:table-cell office:value-type="string" calcext:value-type="string">
            <text:p>Linguagem Natural parte 1: Introdução a NLP com análise de sentiment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gressão linear: técnicas avançadas de modelagem</text:p>
          </table:table-cell>
          <table:table-cell office:value-type="string" calcext:value-type="string">
            <text:p>Modelagem de banco de dados relacional: Normalização</text:p>
          </table:table-cell>
          <table:table-cell office:value-type="string" calcext:value-type="string">
            <text:p>Linguagem Natural parte 2: Continuando com a análise de sentiment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ta science: análise de séries temporai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 – VISUALIZAÇÃO DE DADOS</text:p>
          </table:table-cell>
          <table:table-cell table:style-name="ce5" office:value-type="string" calcext:value-type="string">
            <text:p>3 – BANCO SGDB</text:p>
          </table:table-cell>
          <table:table-cell office:value-type="string" calcext:value-type="string">
            <text:p>3 – ALGORITMOS DE RECOMENDAÇÃO E O DEEP LEARNING</text:p>
          </table:table-cell>
          <table:table-cell table:number-columns-repeated="61"/>
        </table:table-row>
        <table:table-row table:style-name="ro1">
          <table:table-cell table:style-name="ce6"/>
          <table:table-cell table:number-columns-repeated="63"/>
        </table:table-row>
        <table:table-row table:style-name="ro1">
          <table:table-cell office:value-type="string" calcext:value-type="string">
            <text:p>Data visualization 1</text:p>
          </table:table-cell>
          <table:table-cell office:value-type="string" calcext:value-type="string">
            <text:p>Modelagem de banco de dados relacional: Entendendo SQL</text:p>
          </table:table-cell>
          <table:table-cell office:value-type="string" calcext:value-type="string">
            <text:p>Deep Learning parte 1: Introdução com Ke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ta visualization 2</text:p>
          </table:table-cell>
          <table:table-cell office:value-type="string" calcext:value-type="string">
            <text:p>Modelagem de banco de dados: Começando com NoSQL</text:p>
          </table:table-cell>
          <table:table-cell office:value-type="string" calcext:value-type="string">
            <text:p>Machine Learning: Intro a sistemas de recomendação em Pyth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ta visualization: matplotlib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4 – TESTES COM DATA SCIENCE</text:p>
          </table:table-cell>
          <table:table-cell table:style-name="ce5"/>
          <table:table-cell office:value-type="string" calcext:value-type="string">
            <text:p>4 – VALIDAÇÃO E OTIMIZAÇÃO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 science: Introdução a testes estatísticos</text:p>
          </table:table-cell>
          <table:table-cell/>
          <table:table-cell office:value-type="string" calcext:value-type="string">
            <text:p>Machine Learning: Validação de model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dução à experimentação</text:p>
          </table:table-cell>
          <table:table-cell/>
          <table:table-cell office:value-type="string" calcext:value-type="string">
            <text:p>Machine Learning parte 1: Otimização de modelos através de hiperparâmetro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chine Learning parte 2: Otimização com exploração aleatória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5 – APLICANDO DATA SCIENCE</text:p>
          </table:table-cell>
          <table:table-cell table:style-name="ce5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 science: analises para saúde e medicin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 science: visualização de dados para saúde e medicina</text:p>
          </table:table-cell>
          <table:table-cell table:number-columns-repeated="63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02:11:58.8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2T17:43:34.448000000</meta:creation-date>
    <dc:date>2020-09-19T02:16:22.246000000</dc:date>
    <meta:editing-duration>PT9M45S</meta:editing-duration>
    <meta:editing-cycles>2</meta:editing-cycles>
    <meta:generator>LibreOffice/6.4.5.2$Windows_X86_64 LibreOffice_project/a726b36747cf2001e06b58ad5db1aa3a9a1872d6</meta:generator>
    <meta:document-statistic meta:table-count="1" meta:cell-count="47" meta:object-count="0"/>
  </office:meta>
</office:document-meta>
</file>